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tblheader_5f_General_5f_Centre"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1a17d8" style:font-size-asian="9pt" style:font-size-complex="9pt"/>
    </style:style>
    <style:style style:name="P28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P29" style:family="paragraph" style:parent-style-name="terp_5f_default_5f_9"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7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7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2"><text:text-input text:description="&lt;_(&quot;Our Salesman&quot;)&gt;">Our Salesman</text:text-input></text:p>
          </table:table-cell>
          <table:table-cell table:style-name="Table1.D1" office:value-type="string">
            <text:p text:style-name="P12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3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Disc.(%)&quot;)&gt;">Disc.(%)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discount&gt;">line.discount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13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table:number-columns-spanned="2" office:value-type="string">
            <text:p text:style-name="P13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9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ext:soft-page-break/>
        <table:table-row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P2"><text:text-input text:description="&lt;/if&gt;">&lt;/if&gt;</text:text-input></text:p>
      <text:p text:style-name="P1"/>
      <text:p text:style-name="P13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4-03-30T14:41:05</dc:date>
    <meta:editing-cycles>1121</meta:editing-cycles>
    <meta:editing-duration>P2DT13H18M23S</meta:editing-duration>
    <dc:creator>thegrymek </dc:creator>
    <meta:document-statistic meta:table-count="4" meta:image-count="0" meta:object-count="0" meta:page-count="2" meta:paragraph-count="49" meta:word-count="155" meta:character-count="1891" meta:non-whitespace-character-count="1780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